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25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36" style:family="table-column">
      <style:table-column-properties fo:break-before="auto" style:column-width="2.725cm"/>
    </style:style>
    <style:style style:name="co37" style:family="table-column">
      <style:table-column-properties fo:break-before="auto" style:column-width="3.149cm"/>
    </style:style>
    <style:style style:name="co38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3" style:family="table-column">
      <style:table-column-properties fo:break-before="auto" style:column-width="3.281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6" style:family="table-column">
      <style:table-column-properties fo:break-before="auto" style:column-width="2.533cm"/>
    </style:style>
    <style:style style:name="co47" style:family="table-column">
      <style:table-column-properties fo:break-before="auto" style:column-width="2.778cm"/>
    </style:style>
    <style:style style:name="co48" style:family="table-column">
      <style:table-column-properties fo:break-before="auto" style:column-width="2.434cm"/>
    </style:style>
    <style:style style:name="co4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Graham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6" office:value-type="float" office:value="5571000">
            <text:p>5,57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1378000">
            <text:p>71,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9968000">
            <text:p>119,9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3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F</text:p>
          </table:table-cell>
          <table:table-cell office:value-type="string">
            <text:p>P Maroo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746000">
            <text:p>69,746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66000">
            <text:p>110,36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38" table:number-columns-repeated="2" table:default-cell-style-name="ce1"/>
        <table:table-column table:style-name="co39" table:default-cell-style-name="ce1"/>
        <table:table-column table:style-name="co40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9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9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7186000">
            <text:p>67,186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2000">
            <text:p>100,5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321">
            <text:p>1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2940000">
            <text:p>62,940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3020000">
            <text:p>63,02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022000">
            <text:p>90,022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47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198333">
            <text:p>59,198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7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9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1456000">
            <text:p>61,45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4278000">
            <text:p>84,2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2015-11-16</text:date>, <text:time>20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1-16T20:55:58</dc:date>
    <dc:creator>Ben Miller</dc:creator>
    <meta:editing-duration>P92DT2H36M32S</meta:editing-duration>
    <meta:editing-cycles>262</meta:editing-cycles>
    <meta:document-statistic meta:table-count="11" meta:cell-count="2517" meta:object-count="0"/>
    <meta:user-defined meta:name=""/>
  </office:meta>
</office:document-meta>
</file>